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Times New Roman4" svg:font-family="'Times New Roman'" style:font-adornments="Negreta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line-height="150%" fo:text-align="start" style:justify-single-word="false" fo:break-before="page">
        <style:tab-stops>
          <style:tab-stop style:position="3.3437in"/>
        </style:tab-stops>
      </style:paragraph-properties>
      <style:text-properties fo:font-size="13pt" fo:background-color="transparen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background-color="transparent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3437in"/>
        </style:tab-stops>
      </style:paragraph-properties>
      <style:text-properties fo:font-size="13pt" fo:background-color="transparent" style:font-size-asian="13pt" style:font-size-complex="13pt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background-color="transparent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12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8pt" fo:background-color="transparent" style:font-size-asian="18pt" style:font-size-complex="18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3pt" fo:background-color="transparent" style:font-size-asian="13pt" style:font-size-complex="13pt"/>
    </style:style>
    <style:style style:name="P14" style:family="paragraph" style:parent-style-name="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" style:family="paragraph" style:parent-style-name="comment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WERSYTET MIKOŁAJA KOPERNIKA W TORUNIU</text:p>
      <text:p text:style-name="P6"><draw:frame draw:style-name="fr1" draw:name="graphics1" text:anchor-type="paragraph" svg:x="0.2689in" svg:y="0.0465in" svg:width="6.1752in" svg:height="0.0161in" draw:z-index="0"><draw:image xlink:href="Pictures/10000000000002800000000314B0D070.png" xlink:type="simple" xlink:show="embed" xlink:actuate="onLoad"/></draw:frame>W Y D Z I A Ł <text:s text:c="3"/>M A T E M A T Y K I <text:s text:c="3"/>I <text:s text:c="3"/>I N F O R M A T Y K I</text:p>
      <text:p text:style-name="P10"/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8">Paweł Piątkowski</text:p>
      <text:p text:style-name="P6"/>
      <text:p text:style-name="P11">GRAFICZNY EDYTOR ZAPYTAŃ TYPU S.O.D.A.</text:p>
      <text:p text:style-name="P6"/>
      <text:p text:style-name="P6"/>
      <text:p text:style-name="P9"/>
      <text:p text:style-name="P6"/>
      <text:p text:style-name="P6"/>
      <text:p text:style-name="P9"/>
      <text:p text:style-name="P9"/>
      <text:p text:style-name="P9"/>
      <text:p text:style-name="P5"><text:tab/><text:line-break/></text:p>
      <text:p text:style-name="P5"/>
      <text:p text:style-name="P5"><draw:frame draw:style-name="fr1" draw:name="graphics2" text:anchor-type="paragraph" svg:x="1.9417in" svg:y="0.2402in" svg:width="2.739in" svg:height="0.0161in" draw:z-index="1"><draw:image xlink:href="Pictures/10000000000002800000000314B0D070.png" xlink:type="simple" xlink:show="embed" xlink:actuate="onLoad"/></draw:frame></text:p>
      <text:p text:style-name="P4">Toruń 2009</text:p>
      <text:p text:style-name="P4"/>
      <text:p text:style-name="P3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tab/>Praca magisterska </text:p>
      <text:p text:style-name="P5"><text:tab/>napisana pod kierunkiem</text:p>
      <text:p text:style-name="P5"><text:tab/>dr hab. Krzysztofa Stencla prof. UMK</text:p>
      <text:p text:style-name="P2">strzeszczenie / abstract</text:p>
      <text:p text:style-name="Standard"/>
      <text:p text:style-name="P2">podziekowania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6">Spis treści</text:p>
          </text:index-title>
          <text:p text:style-name="P15">Wstęp<text:tab/>6</text:p>
          <text:p text:style-name="P15">Rozdział I<text:tab/>7</text:p>
          <text:p text:style-name="P17">3. Omówienie problemu<text:tab/>7</text:p>
          <text:p text:style-name="P17">4. Kontekst pracy<text:tab/>7</text:p>
          <text:p text:style-name="P17">5. Cel pracy<text:tab/>7</text:p>
          <text:p text:style-name="P15">Rozdział II<text:tab/>8</text:p>
          <text:p text:style-name="P17">1. Co to jest, do czego i po co<text:tab/>8</text:p>
          <text:p text:style-name="P17">2. Możliwości i ficzery<text:tab/>8</text:p>
          <text:p text:style-name="P17">3. Co jest w tym innowacyjnego i czemu jest fajne<text:tab/>8</text:p>
          <text:p text:style-name="P17">4. Użyte narzędzia i technologie<text:tab/>8</text:p>
          <text:p text:style-name="P18">1. db4o<text:tab/>8</text:p>
          <text:p text:style-name="P19">1. S.O.D.A.<text:tab/>8</text:p>
        </text:index-body>
      </text:table-of-content>
      <text:p text:style-name="Standard"/>
      <text:list xml:id="list1843458550" text:style-name="Outline">
        <text:list-item>
          <text:h text:style-name="P14" text:outline-level="1">Wstęp</text:h>
        </text:list-item>
      </text:list>
      <text:p text:style-name="P20"/>
      <text:p text:style-name="Text_20_body"><text:tab/>bla</text:p>
      <text:p text:style-name="Text_20_body"/>
      <text:list xml:id="list1370108584" text:continue-numbering="true" text:style-name="Outline">
        <text:list-item>
          <text:h text:style-name="P14" text:outline-level="1">Rozdział I</text:h>
        </text:list-item>
      </text:list>
      <text:p text:style-name="P20">Wprowadzenie</text:p>
      <text:p text:style-name="P20"/>
      <text:p text:style-name="P20"/>
      <text:list xml:id="list1355923264" text:continue-numbering="true" text:style-name="Outline">
        <text:list-item>
          <text:list>
            <text:list-item>
              <text:h text:style-name="Heading_20_1" text:outline-level="2">Omówienie problemu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617498787" text:continue-numbering="true" text:style-name="Outline">
        <text:list-item>
          <text:list>
            <text:list-item>
              <text:h text:style-name="Heading_20_1" text:outline-level="2">Kontekst pracy</text:h>
            </text:list-item>
          </text:list>
        </text:list-item>
      </text:list>
      <text:p text:style-name="Text_20_body"/>
      <text:p text:style-name="Text_20_body"><text:tab/>bka</text:p>
      <text:p text:style-name="Text_20_body"/>
      <text:list xml:id="list546433510" text:continue-numbering="true" text:style-name="Outline">
        <text:list-item>
          <text:list>
            <text:list-item>
              <text:h text:style-name="Heading_20_1" text:outline-level="2">Cel pracy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p text:style-name="Text_20_body"/>
      <text:list xml:id="list2032870523" text:continue-numbering="true" text:style-name="Outline">
        <text:list-item>
          <text:h text:style-name="P14" text:outline-level="1">Rozdział II</text:h>
        </text:list-item>
      </text:list>
      <text:p text:style-name="P20">mój soft</text:p>
      <text:p text:style-name="P20"/>
      <text:list xml:id="list472672853" text:continue-list="list2032870523" text:style-name="Outline">
        <text:list-item text:start-value="1">
          <text:list>
            <text:list-item>
              <text:h text:style-name="Heading_20_1" text:outline-level="2" text:restart-numbering="true" text:start-value="-1">Co to jest, do czego i po co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779155410" text:continue-numbering="true" text:style-name="Outline">
        <text:list-item>
          <text:list>
            <text:list-item>
              <text:h text:style-name="Heading_20_1" text:outline-level="2">Możliwości i ficzery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707327442" text:continue-numbering="true" text:style-name="Outline">
        <text:list-item>
          <text:list>
            <text:list-item>
              <text:h text:style-name="Heading_20_1" text:outline-level="2">Co jest w tym innowacyjnego i czemu jest fajn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666156492" text:continue-numbering="true" text:style-name="Outline">
        <text:list-item>
          <text:list>
            <text:list-item>
              <text:h text:style-name="Heading_20_1" text:outline-level="2">Użyte narzędzia i technologi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304143910" text:continue-list="list666156492" text:style-name="Outline">
        <text:list-item text:start-value="1">
          <text:list>
            <text:list-item>
              <text:list>
                <text:list-item>
                  <text:h text:style-name="Heading_20_2" text:outline-level="3" text:restart-numbering="true" text:start-value="-1">db4o</text:h>
                  <text:list>
                    <text:list-item>
                      <text:h text:style-name="Heading_20_3" text:outline-level="4" text:restart-numbering="true" text:start-value="-1">S.O.D.A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4" svg:font-family="'Times New Roman'" style:font-adornments="Negreta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Outline" style:class="text" style:default-outline-level="1">
      <style:paragraph-properties fo:margin-top="0.1665in" fo:margin-bottom="0.0835in" fo:text-align="center" style:justify-single-word="false" fo:keep-with-next="always"/>
      <style:text-properties fo:font-variant="normal" fo:text-transform="none" style:font-name="Arial" fo:font-size="18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Heading_20_1" style:display-name="Heading 1" style:family="paragraph" style:next-style-name="Text_20_body" style:list-style-name="Outline" style:class="text" style:master-page-name="" style:default-outline-level="2">
      <style:paragraph-properties fo:text-align="start" style:justify-single-word="false" style:page-number="auto" fo:background-color="transparent" style:shadow="none" text:number-lines="true" text:line-number="0">
        <style:tab-stops/>
        <style:background-image/>
      </style:paragraph-properties>
      <style:text-properties style:font-name="Times New Roman2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master-page-name="" style:default-outline-level="3">
      <style:paragraph-properties fo:text-align="start" style:justify-single-word="false" style:page-number="auto" text:number-lines="true" text:line-number="0">
        <style:tab-stops/>
      </style:paragraph-properties>
      <style:text-properties style:font-name="Times New Roman3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list-style-name="Outline" style:class="text" style:default-outline-level="4">
      <style:text-properties style:font-name="Times New Roman4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Nagłówek_20_1" style:display-name="Nagłówek 1" style:family="paragraph" style:parent-style-name="Heading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/>
      <style:text-properties style:font-name="Arial1" fo:font-size="14pt" fo:font-weight="bold"/>
    </style:style>
    <style:style style:name="Comment" style:family="paragraph" style:parent-style-name="Contents_20_1"/>
    <style:style style:name="Heading_20_4" style:display-name="Heading 4" style:family="paragraph" style:parent-style-name="Heading" style:next-style-name="Text_20_body" style:list-style-name="Outline" style:class="text" style:default-outline-level="5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902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6T16:38:07</meta:creation-date>
    <meta:generator>OpenOffice.org/3.0$Linux OpenOffice.org_project/300m15$Build-9379</meta:generator>
    <dc:date>2009-08-19T23:53:17</dc:date>
    <dc:creator>Paweł Piątkowski</dc:creator>
    <meta:editing-duration>PT10H40M28S</meta:editing-duration>
    <meta:editing-cycles>22</meta:editing-cycles>
    <meta:document-statistic meta:table-count="0" meta:image-count="2" meta:object-count="0" meta:page-count="8" meta:paragraph-count="49" meta:word-count="175" meta:character-count="829"/>
    <meta:user-defined meta:name="Info 1"/>
    <meta:user-defined meta:name="Info 2"/>
    <meta:user-defined meta:name="Info 3"/>
    <meta:user-defined meta:name="Info 4"/>
  </office:meta>
</office:document-meta>
</file>